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4.287499mm" fo:page-width="6.3499994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  <style:style style:family="graphic" style:name="style-3">
      <style:graphic-properties draw:fill="solid" draw:fill-color="#000000" draw:opacity="100.0%" draw:stroke="none"/>
    </style:style>
    <style:style style:family="graphic" style:name="style-4">
      <style:graphic-properties draw:fill="solid" draw:fill-color="#000000" draw:opacity="100.0%" draw:stroke="none"/>
    </style:style>
    <style:style style:family="graphic" style:name="style-5">
      <style:graphic-properties draw:fill="solid" draw:fill-color="#000000" draw:opacity="100.0%" draw:stroke="none"/>
    </style:style>
    <style:style style:family="graphic" style:name="style-6">
      <style:graphic-properties draw:fill="solid" draw:fill-color="#000000" draw:opacity="100.0%" draw:stroke="none"/>
    </style:style>
    <style:style style:family="graphic" style:name="style-7">
      <style:graphic-properties draw:fill="solid" draw:fill-color="#000000" draw:opacity="100.0%" draw:stroke="none"/>
    </style:style>
    <style:style style:family="graphic" style:name="style-8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7594">
          <draw:g draw:id="layer1">
            <draw:g draw:id="g11262">
              <draw:g draw:id="g5888">
                <draw:path svg:d="M 277.8367 0.0 L 271.22214 3.3072915 L 6.6388063 135.59895 L 0.0 158.30751 L 271.22214 291.04166 L 277.8367 294.34894 L 283.62448 291.04166 L 548.20776 158.74998 L 548.20776 135.59895 L 283.62448 3.3072915 L 277.8367 0.0 z M 277.8367 29.765623 L 512.6544 147.17447 L 277.8367 264.5833 L 42.19219 147.17447 L 277.8367 29.765623 z" svg:height="2.9434893mm" draw:style-name="style-2" svg:viewBox="0.0 0.0 548.20776 294.34894" svg:width="5.482078mm" svg:x="0.3996768mm" svg:y="10.962993mm"/>
                <draw:path svg:d="M 264.5833 0.0 C 264.5833 0.0 264.5833 1.6536458 264.5833 1.6536458 C 264.58252 1.6560681 264.19412 16.162611 0.0 1072.9391 L 19.016926 1073.2161 L 283.60025 940.92444 L 291.04166 937.6171 L 291.04166 929.34894 L 291.04166 3.3072915 L 264.5833 0.0 z M 264.5833 109.14062 L 264.5833 921.0807 L 32.246094 1036.8359 C 156.68375 539.0845 225.06943 267.1962 257.1419 138.90625 C 261.39392 121.89743 261.35434 122.057304 264.5833 109.14062 z" svg:height="10.732161mm" draw:style-name="style-3" svg:viewBox="0.0 0.0 291.04166 1073.2161" svg:width="2.9104166mm" svg:x="0.39991903mm" svg:y="1.8183321mm"/>
                <draw:path svg:d="M 25.63151 0.0 L 0.0 3.3072915 L 0.0 6.614583 L 0.0 1193.9323 L 19.016926 1205.5077 L 283.60025 1073.2161 L 292.69528 1069.082 L 290.21484 1058.3333 L 26.458332 3.3072915 L 25.63151 0.0 z M 26.458332 112.447914 L 262.10284 1055.026 L 26.458332 1172.4348 L 26.458332 112.447914 z" svg:height="12.055078mm" draw:style-name="style-4" svg:viewBox="0.0 0.0 292.69528 1205.5077" svg:width="2.926953mm" svg:x="3.0457523mm" svg:y="1.8183321mm"/>
                <draw:path svg:d="M 247.22003 0.0 L 194.30338 52.916664 L 197.61067 73.587234 L 233.99088 91.777336 L 179.42056 144.694 L 181.90103 165.36458 L 233.16405 195.1302 L 143.04036 262.9297 L 144.694 285.2539 L 231.5104 328.2487 L 102.52604 421.67966 L 104.17968 444.00388 L 231.5104 513.45703 L 57.050777 633.3463 L 57.8776 655.67053 L 226.54947 748.2747 L 0.0 843.3593 L 10.748697 868.164 L 262.10284 762.3307 L 286.90753 751.582 L 262.9297 738.35284 L 89.29687 642.44135 L 264.5833 522.55206 L 281.9466 510.14972 L 262.9297 500.22784 L 134.77213 430.77472 L 264.5833 337.34372 L 281.9466 324.94138 L 262.9297 315.0195 L 176.11327 271.1979 L 264.5833 205.05208 L 280.29297 192.64973 L 263.7565 182.72786 L 210.83983 151.30858 L 266.23697 98.39192 L 279.46613 85.16276 L 262.9297 76.89452 L 225.72264 58.704426 L 266.23697 18.190104 L 247.22003 0.0 z" svg:height="8.681641mm" draw:style-name="style-5" svg:viewBox="0.0 0.0 286.90753 868.164" svg:width="2.8690753mm" svg:x="0.6066248mm" svg:y="3.3479543mm"/>
                <draw:path svg:d="M 39.687496 0.0 L 20.670572 18.190104 L 61.18489 58.704426 L 23.977863 76.89452 L 7.441406 85.16276 L 21.497395 98.39192 L 76.0677 151.30858 L 23.977863 182.72786 L 6.614583 192.64973 L 22.324217 205.05208 L 110.794266 271.1979 L 23.977863 315.0195 L 4.960937 324.94138 L 22.324217 337.34372 L 152.1354 430.77472 L 23.977863 500.22784 L 4.960937 510.14972 L 23.151041 522.55206 L 197.61067 643.2682 L 23.977863 738.35284 L 0.0 751.582 L 24.804686 762.3307 L 276.98566 868.164 L 286.90753 843.3593 L 60.35807 748.2747 L 229.02994 655.67053 L 229.85677 633.3463 L 55.397133 513.45703 L 182.72786 444.00388 L 184.3815 421.67966 L 55.397133 328.2487 L 142.21353 285.2539 L 143.86719 262.9297 L 54.57031 195.95702 L 105.83333 165.36458 L 108.3138 144.694 L 52.916664 91.777336 L 89.29687 73.587234 L 92.604164 52.916664 L 39.687496 0.0 z" svg:height="8.681641mm" draw:style-name="style-6" svg:viewBox="0.0 0.0 286.90753 868.164" svg:width="2.8690753mm" svg:x="2.8721194mm" svg:y="3.3479543mm"/>
                <draw:path svg:d="M 39.687496 0.0 C 17.925262 0.0 0.0 17.925262 0.0 39.687496 C 0.0 61.450542 17.925262 79.37499 39.687496 79.37499 C 61.450542 79.37499 79.37499 61.450542 79.37499 39.687496 C 79.37499 17.925262 61.450542 0.0 39.687496 0.0 z M 39.687496 26.458332 C 47.134556 26.458332 52.916664 32.24044 52.916664 39.687496 C 52.916664 47.134556 47.134556 52.916664 39.687496 52.916664 C 32.24044 52.916664 26.458332 47.134556 26.458332 39.687496 C 26.458332 32.24044 32.24044 26.458332 39.687496 26.458332 z" svg:height="0.7937499mm" draw:style-name="style-7" svg:viewBox="0.0 0.0 79.37499 79.37499" svg:width="0.7937499mm" svg:x="2.7781248mm" svg:y="1.1938709mm"/>
                <draw:path svg:d="M 205.49617 200.81944 C 250.63391 154.20569 249.03922 80.65964 203.157 34.778236 C 156.78629 -11.592477 81.14814 -11.592477 34.77743 34.778236 C -11.592477 81.14895 -11.593284 156.7871 34.77743 203.1578 L 53.485912 184.44933 C 17.238934 148.20073 17.238127 89.73531 53.485912 53.48672 C 89.734505 17.238934 148.20073 17.238934 184.44852 53.48672 C 220.33942 89.37762 219.75725 147.98595 184.44852 184.44933 L 205.49617 200.81944 z" svg:height="2.0315762mm" draw:style-name="style-8" svg:viewBox="0.0 0.0 238.47531 203.15761" svg:width="2.3847532mm" svg:x="1.9757918mm" svg:y="0.3882111mm"/>
              </draw:g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4.287499mm" fo:page-width="6.3499994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